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1.02cm" draw:shadow="hidden" style:protect="size"/>
    </style:style>
    <style:style style:name="gr2" style:family="graphic" style:parent-style-name="objectwithoutfill">
      <style:graphic-properties svg:stroke-color="#dddddd" draw:fill="none" draw:textarea-vertical-align="middle"/>
    </style:style>
    <style:style style:name="gr3" style:family="graphic" style:parent-style-name="objectwithoutfill">
      <style:graphic-properties draw:fill="none" draw:textarea-vertical-align="middle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.893cm" fo:min-width="0.643cm" draw:shadow="hidden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1.02cm" style:protect="siz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02cm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893cm" fo:min-width="3.888cm" draw:shadow="hidden"/>
    </style:style>
    <style:style style:name="gr9" style:family="graphic" style:parent-style-name="objectwithoutfill">
      <style:graphic-properties svg:stroke-color="#000000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fo:min-height="10.245cm" draw:shadow="hidden" style:protect="position size"/>
    </style:style>
    <style:style style:name="gr11" style:family="graphic" style:parent-style-name="standard">
      <style:graphic-properties draw:stroke="none" svg:stroke-color="#000000" draw:fill="none" draw:fill-color="#ffffff" draw:auto-grow-width="true" fo:min-height="0.319cm" fo:min-width="7.13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33% 58%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Recommended ID Allocation" draw:style-name="dp1" draw:master-page-name="Default">
        <draw:frame draw:style-name="gr1" draw:text-style-name="P2" draw:layer="layout" svg:width="1.27cm" svg:height="1.27cm" svg:x="12.9cm" svg:y="1.67cm">
          <draw:text-box>
            <text:p text:style-name="P1">0</text:p>
          </draw:text-box>
        </draw:frame>
        <draw:g>
          <draw:line draw:style-name="gr2" draw:text-style-name="P3" draw:layer="layout" svg:x1="20.52cm" svg:y1="1.797cm" svg:x2="20.52cm" svg:y2="2.813cm">
            <text:p/>
          </draw:line>
          <draw:line draw:style-name="gr2" draw:text-style-name="P3" draw:layer="layout" svg:x1="19.25cm" svg:y1="1.797cm" svg:x2="19.25cm" svg:y2="2.813cm">
            <text:p/>
          </draw:line>
          <draw:line draw:style-name="gr2" draw:text-style-name="P3" draw:layer="layout" svg:x1="15.44cm" svg:y1="1.797cm" svg:x2="15.44cm" svg:y2="2.813cm">
            <text:p/>
          </draw:line>
          <draw:line draw:style-name="gr2" draw:text-style-name="P3" draw:layer="layout" svg:x1="16.71cm" svg:y1="1.797cm" svg:x2="16.71cm" svg:y2="2.813cm">
            <text:p/>
          </draw:line>
          <draw:line draw:style-name="gr2" draw:text-style-name="P3" draw:layer="layout" svg:x1="17.98cm" svg:y1="1.797cm" svg:x2="17.98cm" svg:y2="2.813cm">
            <text:p/>
          </draw:line>
          <draw:line draw:style-name="gr2" draw:text-style-name="P3" draw:layer="layout" svg:x1="21.79cm" svg:y1="1.797cm" svg:x2="21.79cm" svg:y2="2.813cm">
            <text:p/>
          </draw:line>
          <draw:line draw:style-name="gr2" draw:text-style-name="P3" draw:layer="layout" svg:x1="23.06cm" svg:y1="1.797cm" svg:x2="23.06cm" svg:y2="2.813cm">
            <text:p/>
          </draw:line>
          <draw:line draw:style-name="gr2" draw:text-style-name="P3" draw:layer="layout" svg:x1="24.33cm" svg:y1="1.797cm" svg:x2="24.33cm" svg:y2="2.813cm">
            <text:p/>
          </draw:line>
        </draw:g>
        <draw:g>
          <draw:g>
            <draw:line draw:style-name="gr3" draw:text-style-name="P3" draw:layer="layout" svg:x1="11.63cm" svg:y1="1.67cm" svg:x2="11.63cm" svg:y2="2.94cm">
              <text:p/>
            </draw:line>
            <draw:line draw:style-name="gr3" draw:text-style-name="P3" draw:layer="layout" svg:x1="25.6cm" svg:y1="1.67cm" svg:x2="25.6cm" svg:y2="2.94cm">
              <text:p/>
            </draw:line>
            <draw:line draw:style-name="gr3" draw:text-style-name="P3" draw:layer="layout" svg:x1="11.63cm" svg:y1="2.94cm" svg:x2="25.6cm" svg:y2="2.94cm">
              <text:p/>
            </draw:line>
            <draw:line draw:style-name="gr3" draw:text-style-name="P3" draw:layer="layout" svg:x1="11.63cm" svg:y1="1.67cm" svg:x2="25.6cm" svg:y2="1.67cm">
              <text:p/>
            </draw:line>
          </draw:g>
          <draw:line draw:style-name="gr3" draw:text-style-name="P3" draw:layer="layout" svg:x1="14.17cm" svg:y1="1.797cm" svg:x2="14.17cm" svg:y2="2.813cm">
            <text:p/>
          </draw:line>
          <draw:line draw:style-name="gr3" draw:text-style-name="P3" draw:layer="layout" svg:x1="12.9cm" svg:y1="1.797cm" svg:x2="12.9cm" svg:y2="2.813cm">
            <text:p/>
          </draw:line>
        </draw:g>
        <draw:g>
          <draw:g>
            <draw:line draw:style-name="gr3" draw:text-style-name="P3" draw:layer="layout" svg:x1="11.63cm" svg:y1="3.067cm" svg:x2="11.63cm" svg:y2="4.337cm">
              <text:p/>
            </draw:line>
            <draw:line draw:style-name="gr3" draw:text-style-name="P3" draw:layer="layout" svg:x1="25.6cm" svg:y1="3.067cm" svg:x2="25.6cm" svg:y2="4.337cm">
              <text:p/>
            </draw:line>
            <draw:line draw:style-name="gr3" draw:text-style-name="P3" draw:layer="layout" svg:x1="11.63cm" svg:y1="4.337cm" svg:x2="25.6cm" svg:y2="4.337cm">
              <text:p/>
            </draw:line>
            <draw:line draw:style-name="gr3" draw:text-style-name="P3" draw:layer="layout" svg:x1="11.63cm" svg:y1="3.067cm" svg:x2="25.6cm" svg:y2="3.067cm">
              <text:p/>
            </draw:line>
          </draw:g>
          <draw:line draw:style-name="gr3" draw:text-style-name="P3" draw:layer="layout" svg:x1="14.17cm" svg:y1="3.194cm" svg:x2="14.17cm" svg:y2="4.21cm">
            <text:p/>
          </draw:line>
          <draw:line draw:style-name="gr3" draw:text-style-name="P3" draw:layer="layout" svg:x1="12.9cm" svg:y1="3.194cm" svg:x2="12.9cm" svg:y2="4.21cm">
            <text:p/>
          </draw:line>
        </draw:g>
        <draw:g>
          <draw:g>
            <draw:line draw:style-name="gr3" draw:text-style-name="P3" draw:layer="layout" svg:x1="11.63cm" svg:y1="4.464cm" svg:x2="11.63cm" svg:y2="5.734cm">
              <text:p/>
            </draw:line>
            <draw:line draw:style-name="gr3" draw:text-style-name="P3" draw:layer="layout" svg:x1="25.6cm" svg:y1="4.464cm" svg:x2="25.6cm" svg:y2="5.734cm">
              <text:p/>
            </draw:line>
            <draw:line draw:style-name="gr3" draw:text-style-name="P3" draw:layer="layout" svg:x1="11.63cm" svg:y1="5.734cm" svg:x2="25.6cm" svg:y2="5.734cm">
              <text:p/>
            </draw:line>
            <draw:line draw:style-name="gr3" draw:text-style-name="P3" draw:layer="layout" svg:x1="11.63cm" svg:y1="4.464cm" svg:x2="25.6cm" svg:y2="4.464cm">
              <text:p/>
            </draw:line>
          </draw:g>
          <draw:line draw:style-name="gr3" draw:text-style-name="P3" draw:layer="layout" svg:x1="14.17cm" svg:y1="4.591cm" svg:x2="14.17cm" svg:y2="5.607cm">
            <text:p/>
          </draw:line>
          <draw:line draw:style-name="gr3" draw:text-style-name="P3" draw:layer="layout" svg:x1="12.9cm" svg:y1="4.591cm" svg:x2="12.9cm" svg:y2="5.607cm">
            <text:p/>
          </draw:line>
        </draw:g>
        <draw:g>
          <draw:g>
            <draw:line draw:style-name="gr3" draw:text-style-name="P3" draw:layer="layout" svg:x1="11.63cm" svg:y1="5.861cm" svg:x2="11.63cm" svg:y2="7.131cm">
              <text:p/>
            </draw:line>
            <draw:line draw:style-name="gr3" draw:text-style-name="P3" draw:layer="layout" svg:x1="25.6cm" svg:y1="5.861cm" svg:x2="25.6cm" svg:y2="7.131cm">
              <text:p/>
            </draw:line>
            <draw:line draw:style-name="gr3" draw:text-style-name="P3" draw:layer="layout" svg:x1="11.63cm" svg:y1="7.131cm" svg:x2="25.6cm" svg:y2="7.131cm">
              <text:p/>
            </draw:line>
            <draw:line draw:style-name="gr3" draw:text-style-name="P3" draw:layer="layout" svg:x1="11.63cm" svg:y1="5.861cm" svg:x2="25.6cm" svg:y2="5.861cm">
              <text:p/>
            </draw:line>
          </draw:g>
          <draw:line draw:style-name="gr3" draw:text-style-name="P3" draw:layer="layout" svg:x1="14.17cm" svg:y1="5.988cm" svg:x2="14.17cm" svg:y2="7.004cm">
            <text:p/>
          </draw:line>
          <draw:line draw:style-name="gr3" draw:text-style-name="P3" draw:layer="layout" svg:x1="12.9cm" svg:y1="5.988cm" svg:x2="12.9cm" svg:y2="7.004cm">
            <text:p/>
          </draw:line>
        </draw:g>
        <draw:frame draw:style-name="gr4" draw:text-style-name="P4" draw:layer="layout" svg:width="1.27cm" svg:height="1.27cm" svg:x="11.63cm" svg:y="0.4cm">
          <draw:text-box>
            <text:p text:style-name="P1"><text:span text:style-name="T1">PRI</text:span></text:p>
          </draw:text-box>
        </draw:frame>
        <draw:frame draw:style-name="gr1" draw:text-style-name="P2" draw:layer="layout" svg:width="1.27cm" svg:height="1.27cm" svg:x="11.63cm" svg:y="1.67cm">
          <draw:text-box>
            <text:p text:style-name="P1">0</text:p>
          </draw:text-box>
        </draw:frame>
        <draw:frame draw:style-name="gr1" draw:text-style-name="P2" draw:layer="layout" svg:width="1.27cm" svg:height="1.27cm" svg:x="11.63cm" svg:y="3.067cm">
          <draw:text-box>
            <text:p text:style-name="P1">0</text:p>
          </draw:text-box>
        </draw:frame>
        <draw:frame draw:style-name="gr1" draw:text-style-name="P2" draw:layer="layout" svg:width="1.27cm" svg:height="1.27cm" svg:x="11.63cm" svg:y="4.464cm">
          <draw:text-box>
            <text:p text:style-name="P1">1</text:p>
          </draw:text-box>
        </draw:frame>
        <draw:frame draw:style-name="gr1" draw:text-style-name="P2" draw:layer="layout" svg:width="1.27cm" svg:height="1.27cm" svg:x="11.63cm" svg:y="5.861cm">
          <draw:text-box>
            <text:p text:style-name="P1">1</text:p>
          </draw:text-box>
        </draw:frame>
        <draw:frame draw:style-name="gr1" draw:text-style-name="P2" draw:layer="layout" svg:width="1.27cm" svg:height="1.27cm" svg:x="12.9cm" svg:y="5.861cm">
          <draw:text-box>
            <text:p text:style-name="P1">1</text:p>
          </draw:text-box>
        </draw:frame>
        <draw:frame draw:style-name="gr1" draw:text-style-name="P2" draw:layer="layout" svg:width="1.27cm" svg:height="1.27cm" svg:x="12.9cm" svg:y="4.464cm">
          <draw:text-box>
            <text:p text:style-name="P1">0</text:p>
          </draw:text-box>
        </draw:frame>
        <draw:frame draw:style-name="gr1" draw:text-style-name="P2" draw:layer="layout" svg:width="1.27cm" svg:height="1.27cm" svg:x="12.9cm" svg:y="3.067cm">
          <draw:text-box>
            <text:p text:style-name="P1">1</text:p>
          </draw:text-box>
        </draw:frame>
        <draw:frame draw:style-name="gr4" draw:text-style-name="P4" draw:layer="layout" svg:width="1.27cm" svg:height="1.27cm" svg:x="12.9cm" svg:y="0.4cm">
          <draw:text-box>
            <text:p text:style-name="P1"><text:span text:style-name="T1">VOL</text:span></text:p>
          </draw:text-box>
        </draw:frame>
        <draw:frame draw:style-name="gr5" draw:text-style-name="P5" draw:layer="layout" svg:width="5.715cm" svg:height="1.27cm" svg:x="5.915cm" svg:y="1.67cm">
          <draw:text-box>
            <text:p><text:span text:style-name="T2">High Priority, Low Volume</text:span></text:p>
          </draw:text-box>
        </draw:frame>
        <draw:frame draw:style-name="gr5" draw:text-style-name="P5" draw:layer="layout" svg:width="5.715cm" svg:height="1.27cm" svg:x="5.915cm" svg:y="3.067cm">
          <draw:text-box>
            <text:p><text:span text:style-name="T2">High Volume</text:span></text:p>
          </draw:text-box>
        </draw:frame>
        <draw:frame draw:style-name="gr5" draw:text-style-name="P5" draw:layer="layout" svg:width="5.715cm" svg:height="1.27cm" svg:x="5.915cm" svg:y="4.464cm">
          <draw:text-box>
            <text:p><text:span text:style-name="T2">Low Priority, Low Volume</text:span></text:p>
          </draw:text-box>
        </draw:frame>
        <draw:frame draw:style-name="gr5" draw:text-style-name="P5" draw:layer="layout" svg:width="5.715cm" svg:height="1.27cm" svg:x="5.915cm" svg:y="5.861cm">
          <draw:text-box>
            <text:p><text:span text:style-name="T2">High Volume</text:span></text:p>
          </draw:text-box>
        </draw:frame>
        <draw:frame draw:style-name="gr5" draw:text-style-name="P5" draw:layer="layout" svg:width="2.557cm" svg:height="1.27cm" svg:x="1.453cm" svg:y="1.67cm">
          <draw:text-box>
            <text:p><text:span text:style-name="T2">Regular</text:span></text:p>
          </draw:text-box>
        </draw:frame>
        <draw:frame draw:style-name="gr5" draw:text-style-name="P5" draw:layer="layout" svg:width="2.557cm" svg:height="1.27cm" svg:x="1.47cm" svg:y="3.067cm">
          <draw:text-box>
            <text:p><text:span text:style-name="T2">Sporadic</text:span></text:p>
          </draw:text-box>
        </draw:frame>
        <draw:g>
          <draw:line draw:style-name="gr6" draw:text-style-name="P3" draw:layer="layout" svg:x1="4.01cm" svg:y1="2.305cm" svg:x2="6.423cm" svg:y2="2.305cm">
            <text:p/>
          </draw:line>
          <draw:line draw:style-name="gr6" draw:text-style-name="P3" draw:layer="layout" svg:x1="6.423cm" svg:y1="5.099cm" svg:x2="5.28cm" svg:y2="5.099cm">
            <text:p/>
          </draw:line>
          <draw:line draw:style-name="gr6" draw:text-style-name="P3" draw:layer="layout" svg:x1="5.28cm" svg:y1="2.305cm" svg:x2="5.28cm" svg:y2="5.099cm">
            <text:p/>
          </draw:line>
        </draw:g>
        <draw:g>
          <draw:line draw:style-name="gr6" draw:text-style-name="P3" draw:layer="layout" svg:x1="4.01cm" svg:y1="3.702cm" svg:x2="8.836cm" svg:y2="3.702cm">
            <text:p/>
          </draw:line>
          <draw:line draw:style-name="gr6" draw:text-style-name="P3" draw:layer="layout" svg:x1="8.836cm" svg:y1="6.496cm" svg:x2="5.026cm" svg:y2="6.496cm">
            <text:p/>
          </draw:line>
          <draw:line draw:style-name="gr6" draw:text-style-name="P3" draw:layer="layout" svg:x1="5.026cm" svg:y1="3.702cm" svg:x2="5.026cm" svg:y2="6.496cm">
            <text:p/>
          </draw:line>
        </draw:g>
        <draw:frame draw:style-name="gr7" draw:text-style-name="P2" draw:layer="layout" svg:width="11.43cm" svg:height="1.27cm" svg:x="14.17cm" svg:y="1.67cm">
          <draw:text-box>
            <text:p text:style-name="P1">2<text:span text:style-name="T3">9</text:span> (512)</text:p>
          </draw:text-box>
        </draw:frame>
        <draw:g>
          <draw:line draw:style-name="gr2" draw:text-style-name="P3" draw:layer="layout" svg:x1="20.52cm" svg:y1="3.194cm" svg:x2="20.52cm" svg:y2="4.21cm">
            <text:p/>
          </draw:line>
          <draw:line draw:style-name="gr2" draw:text-style-name="P3" draw:layer="layout" svg:x1="19.25cm" svg:y1="3.194cm" svg:x2="19.25cm" svg:y2="4.21cm">
            <text:p/>
          </draw:line>
          <draw:line draw:style-name="gr2" draw:text-style-name="P3" draw:layer="layout" svg:x1="15.44cm" svg:y1="3.194cm" svg:x2="15.44cm" svg:y2="4.21cm">
            <text:p/>
          </draw:line>
          <draw:line draw:style-name="gr2" draw:text-style-name="P3" draw:layer="layout" svg:x1="16.71cm" svg:y1="3.194cm" svg:x2="16.71cm" svg:y2="4.21cm">
            <text:p/>
          </draw:line>
          <draw:line draw:style-name="gr2" draw:text-style-name="P3" draw:layer="layout" svg:x1="17.98cm" svg:y1="3.194cm" svg:x2="17.98cm" svg:y2="4.21cm">
            <text:p/>
          </draw:line>
          <draw:line draw:style-name="gr2" draw:text-style-name="P3" draw:layer="layout" svg:x1="21.79cm" svg:y1="3.194cm" svg:x2="21.79cm" svg:y2="4.21cm">
            <text:p/>
          </draw:line>
          <draw:line draw:style-name="gr2" draw:text-style-name="P3" draw:layer="layout" svg:x1="23.06cm" svg:y1="3.194cm" svg:x2="23.06cm" svg:y2="4.21cm">
            <text:p/>
          </draw:line>
          <draw:line draw:style-name="gr2" draw:text-style-name="P3" draw:layer="layout" svg:x1="24.33cm" svg:y1="3.194cm" svg:x2="24.33cm" svg:y2="4.21cm">
            <text:p/>
          </draw:line>
        </draw:g>
        <draw:g>
          <draw:line draw:style-name="gr2" draw:text-style-name="P3" draw:layer="layout" svg:x1="20.52cm" svg:y1="4.591cm" svg:x2="20.52cm" svg:y2="5.607cm">
            <text:p/>
          </draw:line>
          <draw:line draw:style-name="gr2" draw:text-style-name="P3" draw:layer="layout" svg:x1="19.25cm" svg:y1="4.591cm" svg:x2="19.25cm" svg:y2="5.607cm">
            <text:p/>
          </draw:line>
          <draw:line draw:style-name="gr2" draw:text-style-name="P3" draw:layer="layout" svg:x1="15.44cm" svg:y1="4.591cm" svg:x2="15.44cm" svg:y2="5.607cm">
            <text:p/>
          </draw:line>
          <draw:line draw:style-name="gr2" draw:text-style-name="P3" draw:layer="layout" svg:x1="16.71cm" svg:y1="4.591cm" svg:x2="16.71cm" svg:y2="5.607cm">
            <text:p/>
          </draw:line>
          <draw:line draw:style-name="gr2" draw:text-style-name="P3" draw:layer="layout" svg:x1="17.98cm" svg:y1="4.591cm" svg:x2="17.98cm" svg:y2="5.607cm">
            <text:p/>
          </draw:line>
          <draw:line draw:style-name="gr2" draw:text-style-name="P3" draw:layer="layout" svg:x1="21.79cm" svg:y1="4.591cm" svg:x2="21.79cm" svg:y2="5.607cm">
            <text:p/>
          </draw:line>
          <draw:line draw:style-name="gr2" draw:text-style-name="P3" draw:layer="layout" svg:x1="23.06cm" svg:y1="4.591cm" svg:x2="23.06cm" svg:y2="5.607cm">
            <text:p/>
          </draw:line>
          <draw:line draw:style-name="gr2" draw:text-style-name="P3" draw:layer="layout" svg:x1="24.33cm" svg:y1="4.591cm" svg:x2="24.33cm" svg:y2="5.607cm">
            <text:p/>
          </draw:line>
        </draw:g>
        <draw:g>
          <draw:line draw:style-name="gr2" draw:text-style-name="P3" draw:layer="layout" svg:x1="20.52cm" svg:y1="5.988cm" svg:x2="20.52cm" svg:y2="7.004cm">
            <text:p/>
          </draw:line>
          <draw:line draw:style-name="gr2" draw:text-style-name="P3" draw:layer="layout" svg:x1="19.25cm" svg:y1="5.988cm" svg:x2="19.25cm" svg:y2="7.004cm">
            <text:p/>
          </draw:line>
          <draw:line draw:style-name="gr2" draw:text-style-name="P3" draw:layer="layout" svg:x1="15.44cm" svg:y1="5.988cm" svg:x2="15.44cm" svg:y2="7.004cm">
            <text:p/>
          </draw:line>
          <draw:line draw:style-name="gr2" draw:text-style-name="P3" draw:layer="layout" svg:x1="16.71cm" svg:y1="5.988cm" svg:x2="16.71cm" svg:y2="7.004cm">
            <text:p/>
          </draw:line>
          <draw:line draw:style-name="gr2" draw:text-style-name="P3" draw:layer="layout" svg:x1="17.98cm" svg:y1="5.988cm" svg:x2="17.98cm" svg:y2="7.004cm">
            <text:p/>
          </draw:line>
          <draw:line draw:style-name="gr2" draw:text-style-name="P3" draw:layer="layout" svg:x1="21.79cm" svg:y1="5.988cm" svg:x2="21.79cm" svg:y2="7.004cm">
            <text:p/>
          </draw:line>
          <draw:line draw:style-name="gr2" draw:text-style-name="P3" draw:layer="layout" svg:x1="23.06cm" svg:y1="5.988cm" svg:x2="23.06cm" svg:y2="7.004cm">
            <text:p/>
          </draw:line>
          <draw:line draw:style-name="gr2" draw:text-style-name="P3" draw:layer="layout" svg:x1="24.33cm" svg:y1="5.988cm" svg:x2="24.33cm" svg:y2="7.004cm">
            <text:p/>
          </draw:line>
        </draw:g>
        <draw:frame draw:style-name="gr8" draw:text-style-name="P4" draw:layer="layout" svg:width="4.388cm" svg:height="1.143cm" svg:x="12.847cm" svg:y="7.451cm">
          <draw:text-box>
            <text:p text:style-name="P1"><text:span text:style-name="T1">Standard Frame (11 bits)</text:span></text:p>
          </draw:text-box>
        </draw:frame>
        <draw:g>
          <draw:line draw:style-name="gr9" draw:text-style-name="P3" draw:layer="layout" svg:x1="11.63cm" svg:y1="7.512cm" svg:x2="11.63cm" svg:y2="8.02cm">
            <text:p/>
          </draw:line>
          <draw:line draw:style-name="gr9" draw:text-style-name="P3" draw:layer="layout" svg:x1="25.6cm" svg:y1="7.512cm" svg:x2="25.6cm" svg:y2="8.02cm">
            <text:p/>
          </draw:line>
          <draw:line draw:style-name="gr9" draw:text-style-name="P3" draw:layer="layout" svg:x1="11.63cm" svg:y1="8.02cm" svg:x2="12.9cm" svg:y2="8.02cm">
            <text:p/>
          </draw:line>
          <draw:line draw:style-name="gr9" draw:text-style-name="P3" draw:layer="layout" svg:x1="17.091cm" svg:y1="8.02cm" svg:x2="25.6cm" svg:y2="8.02cm">
            <text:p/>
          </draw:line>
        </draw:g>
        <draw:frame draw:style-name="gr10" draw:text-style-name="P7" draw:layer="layout" svg:width="24.765cm" svg:height="11.283cm" svg:x="1.635cm" svg:y="8.62cm">
          <draw:text-box>
            <text:list text:style-name="L1">
              <text:list-item>
                <text:p text:style-name="P6"><text:span text:style-name="T1">ID's are </text:span><text:span text:style-name="T4">static</text:span><text:span text:style-name="T1">.</text:span></text:p>
                <text:list>
                  <text:list-item>
                    <text:p text:style-name="P6"><text:span text:style-name="T1">the network is configured as a complete entity with careful bandwidth tuning required.</text:span></text:p>
                  </text:list-item>
                  <text:list-item>
                    <text:p text:style-name="P6"><text:span text:style-name="T1">be a good neighbor to other devices on the bus!</text:span></text:p>
                  </text:list-item>
                </text:list>
              </text:list-item>
              <text:list-item>
                <text:p text:style-name="P6"><text:span text:style-name="T1">Device implementers </text:span><text:span text:style-name="T5">must</text:span><text:span text:style-name="T1"> </text:span></text:p>
                <text:list>
                  <text:list-item>
                    <text:p text:style-name="P6"><text:span text:style-name="T1">provide bandwidth specs for each of its supported ID's so that the bus architect is properly informed.</text:span></text:p>
                  </text:list-item>
                  <text:list-item>
                    <text:p text:style-name="P6"><text:span text:style-name="T1">provide a method of configuration for data emitted or consumed on the CAN bus</text:span></text:p>
                  </text:list-item>
                  <text:list-item>
                    <text:p text:style-name="P6"><text:span text:style-name="T1">have </text:span><text:span text:style-name="T4">zero</text:span><text:span text:style-name="T1"> impact on the CAN bus until the interface is configured.</text:span></text:p>
                  </text:list-item>
                </text:list>
              </text:list-item>
              <text:list-item>
                <text:p text:style-name="P6"><text:span text:style-name="T1">A device should </text:span><text:span text:style-name="T5">not</text:span><text:span text:style-name="T1"> partition all of it's traffic into one neat value.</text:span></text:p>
                <text:list>
                  <text:list-item>
                    <text:p text:style-name="P6"><text:span text:style-name="T1">use the strength of each as paraphrased above.</text:span></text:p>
                  </text:list-item>
                </text:list>
              </text:list-item>
              <text:list-item>
                <text:p text:style-name="P6"><text:span text:style-name="T1">IS: static, concise, harmonious, spoofable/testable, event driven, frugal</text:span></text:p>
              </text:list-item>
              <text:list-item>
                <text:p text:style-name="P6"><text:span text:style-name="T1">IS NOT: secure, overbearing, dynamic</text:span></text:p>
              </text:list-item>
            </text:list>
            <text:p text:style-name="P6"><text:span text:style-name="T1"/></text:p>
            <text:list text:continue-numbering="true" text:style-name="L1">
              <text:list-item>
                <text:p text:style-name="P6"><text:span text:style-name="T1">Configuration. Huh? This isn't a plug-n-play architecture?</text:span></text:p>
                <text:list>
                  <text:list-item>
                    <text:p text:style-name="P6"><text:span text:style-name="T1">What I'm trying to say above is that a device is either configured or unconfigured with respect to the bus:</text:span></text:p>
                    <text:list>
                      <text:list-item>
                        <text:p text:style-name="P6"><text:span text:style-name="T1">configured: The device is ready to introduce to the bus and live harmoniously with the existing system.</text:span></text:p>
                      </text:list-item>
                      <text:list-item>
                        <text:p text:style-name="P6"><text:span text:style-name="T1">unconfigured: Waiting for someone to configure it (ideally, in isolation) before being introduced into a working bus system.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1">Is there an endian spec for the data emitted ?</text:span></text:p>
                <text:list>
                  <text:list-item>
                    <text:p text:style-name="P6"><text:span text:style-name="T1">No – devices can do what they want, but I recommend:</text:span></text:p>
                    <text:list>
                      <text:list-item>
                        <text:p text:style-name="P6"><text:span text:style-name="T1">big endian for the simple fact that it's easier to view data on the bus by commodity tools in raw form.</text:span></text:p>
                      </text:list-item>
                      <text:list-item>
                        <text:p text:style-name="P6"><text:span text:style-name="T1">as a device implementer you should be prepared to handle either big or little endian data.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1">Is there a standard way to poll for values ?</text:span></text:p>
                <text:list>
                  <text:list-item>
                    <text:p text:style-name="P6"><text:span text:style-name="T1">No – devices can do what they want, but I recommend:</text:span></text:p>
                    <text:list>
                      <text:list-item>
                        <text:p text:style-name="P6"><text:span text:style-name="T1">send the ID w/RTR active, use DLC to indicate requested length (if applicable).</text:span></text:p>
                        <text:list>
                          <text:list-item>
                            <text:p text:style-name="P6"><text:span text:style-name="T1">device </text:span><text:span text:style-name="T6">should</text:span><text:span text:style-name="T1"> respond within &lt;=100ms</text:span></text:p>
                          </text:list-item>
                        </text:list>
                      </text:list-item>
                      <text:list-item>
                        <text:p text:style-name="P6"><text:span text:style-name="T4">avoid</text:span><text:span text:style-name="T1"> polling </text:span><text:span text:style-name="T5">at all costs</text:span><text:span text:style-name="T1"> because you're starting to creep into a dynamic situation.</text:span></text:p>
                        <text:list>
                          <text:list-item>
                            <text:p text:style-name="P6"><text:span text:style-name="T1">can you guarantee that another device, previously configured to consume data from this same (now polled) ID, behave in the same manner with the increased frequency of data values ?</text:span></text:p>
                          </text:list-item>
                          <text:list-item>
                            <text:p text:style-name="P6"><text:span text:style-name="T1">can you guarantee that another device will respond to polling at all ?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8" draw:layer="layout" svg:width="7.639cm" svg:height="0.569cm" svg:x="2.759cm" svg:y="7.416cm">
          <draw:text-box>
            <text:p><text:span text:style-name="T7">Questions? contact: Sean Stasiak [sstasiak@gmail.com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8T21:48:15.443000000</meta:creation-date>
    <meta:generator>LibreOffice/4.4.4.3$Windows_x86 LibreOffice_project/2c39ebcf046445232b798108aa8a7e7d89552ea8</meta:generator>
    <meta:editing-cycles>1</meta:editing-cycles>
    <meta:editing-duration>P0D</meta:editing-duration>
    <dc:description>Sean Stasiak: sstasiak@gmail.com</dc:description>
    <dc:title>LibreEMS Minimal CAN Specification</dc:title>
    <meta:document-statistic meta:object-count="101"/>
  </office:meta>
</office:document-meta>
</file>